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17078" officeooo:paragraph-rsid="0031707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9">Orden de Pago</text:p>
      <text:p text:style-name="P1"/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1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2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2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3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6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4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5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5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5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4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17">Pendiente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3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3"><text:placeholder text:placeholder-type="text">&lt;o.narration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</table:table-row>
        <table:table-row>
          <table:table-cell table:style-name="Tabla3.A1" office:value-type="string">
            <text:p text:style-name="P9">LIQUIDACIONES</text:p>
          </table:table-cell>
          <table:table-cell table:style-name="Tabla3.A1" office:value-type="string">
            <text:p text:style-name="P9">CONTADURIA GRAL</text:p>
          </table:table-cell>
          <table:table-cell table:style-name="Tabla3.A1" office:value-type="string">
            <text:p text:style-name="P9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6-25T15:43:16.043895157</dc:date>
    <meta:editing-duration>PT1H14M49S</meta:editing-duration>
    <meta:editing-cycles>24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3" meta:word-count="68" meta:character-count="686" meta:non-whitespace-character-count="64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